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148093" officeooo:paragraph-rsid="00148093" style:font-size-asian="16pt" style:font-weight-asian="normal" style:font-size-complex="16pt" style:font-weight-complex="normal"/>
    </style:style>
    <style:style style:name="P2" style:family="paragraph" style:parent-style-name="Standard">
      <style:text-properties fo:font-size="16pt" fo:font-weight="normal" officeooo:rsid="00148093" officeooo:paragraph-rsid="001f02b5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15c863" officeooo:paragraph-rsid="0015c863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15c863" officeooo:paragraph-rsid="001f02b5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96b1f" officeooo:paragraph-rsid="00196b1f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196b1f" officeooo:paragraph-rsid="001f02b5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196b1f" officeooo:paragraph-rsid="00238aeb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d8e2f" officeooo:paragraph-rsid="001d8e2f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d8e2f" officeooo:paragraph-rsid="00196b1f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1d8e2f" officeooo:paragraph-rsid="00311a65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1f02b5" officeooo:paragraph-rsid="001f02b5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1f02b5" officeooo:paragraph-rsid="00238aeb" style:font-size-asian="16pt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43352a" officeooo:paragraph-rsid="0043352a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51d072" officeooo:paragraph-rsid="00523078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normal" officeooo:rsid="0051d072" officeooo:paragraph-rsid="0069bae9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5debb7" officeooo:paragraph-rsid="005debb7" style:font-size-asian="16pt" style:font-weight-asian="normal" style:font-size-complex="16pt" style:font-weight-complex="normal"/>
    </style:style>
    <style:style style:name="P17" style:family="paragraph" style:parent-style-name="Standard">
      <style:text-properties style:font-name="Times New Roman" fo:font-size="16pt" fo:font-weight="normal" officeooo:rsid="005debb7" officeooo:paragraph-rsid="005debb7" style:font-name-asian="Times New Roman1" style:font-size-asian="16pt" style:font-weight-asian="normal" style:font-name-complex="Times New Roman1" style:font-size-complex="16pt" style:font-weight-complex="normal"/>
    </style:style>
    <style:style style:name="P18" style:family="paragraph" style:parent-style-name="Standard">
      <style:text-properties fo:font-size="16pt" fo:font-weight="normal" officeooo:rsid="006a1f48" officeooo:paragraph-rsid="006a1f48" style:font-size-asian="16pt" style:font-weight-asian="normal" style:font-size-complex="16pt" style:font-weight-complex="normal"/>
    </style:style>
    <style:style style:name="P19" style:family="paragraph" style:parent-style-name="Standard">
      <style:text-properties fo:font-size="16pt" fo:font-weight="normal" officeooo:rsid="007ac72d" officeooo:paragraph-rsid="007ac72d" style:font-size-asian="16pt" style:font-weight-asian="normal" style:font-size-complex="16pt" style:font-weight-complex="normal"/>
    </style:style>
    <style:style style:name="T1" style:family="text">
      <style:text-properties officeooo:rsid="0015c863"/>
    </style:style>
    <style:style style:name="T2" style:family="text">
      <style:text-properties officeooo:rsid="001f02b5"/>
    </style:style>
    <style:style style:name="T3" style:family="text">
      <style:text-properties officeooo:rsid="004820c8"/>
    </style:style>
    <style:style style:name="T4" style:family="text">
      <style:text-properties officeooo:rsid="00523078"/>
    </style:style>
    <style:style style:name="T5" style:family="text">
      <style:text-properties officeooo:rsid="00559a60"/>
    </style:style>
    <style:style style:name="T6" style:family="text">
      <style:text-properties officeooo:rsid="005a39ee"/>
    </style:style>
    <style:style style:name="T7" style:family="text">
      <style:text-properties style:font-name="Times New Roman" style:font-name-asian="Times New Roman1" style:font-name-complex="Times New Roman1"/>
    </style:style>
    <style:style style:name="T8" style:family="text">
      <style:text-properties style:font-name="Times New Roman" officeooo:rsid="0001a806" style:font-name-asian="Times New Roman1" style:font-name-complex="Times New Roman1"/>
    </style:style>
    <style:style style:name="T9" style:family="text">
      <style:text-properties officeooo:rsid="00619821"/>
    </style:style>
    <style:style style:name="T10" style:family="text">
      <style:text-properties style:text-underline-style="solid" style:text-underline-width="auto" style:text-underline-color="font-color" fo:font-weight="bold" officeooo:rsid="0034d36c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420203" style:font-weight-asian="bold" style:font-weight-complex="bold"/>
    </style:style>
    <style:style style:name="T12" style:family="text">
      <style:text-properties officeooo:rsid="0066e5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10">Git command</text:span><text:span text:style-name="T11">s</text:span><text:span text:style-name="T10"> for local branch</text:span></text:p>
      <text:p text:style-name="P1"/>
      <text:p text:style-name="P1">1. To create local branch :</text:p>
      <text:p text:style-name="P1"/>
      <text:p text:style-name="P2">- - - <text:span text:style-name="T1">`$ </text:span>git checkout -b branch name<text:span text:style-name="T1">`</text:span> (e.g. company_create_104.1)</text:p>
      <text:p text:style-name="P3"/>
      <text:p text:style-name="P13">2. To commit local branch:</text:p>
      <text:p text:style-name="P13"/>
      <text:p text:style-name="P13">- - -`$ git commit -m “message” file name`</text:p>
      <text:p text:style-name="P13"/>
      <text:p text:style-name="P13"/>
      <text:p text:style-name="P3"><text:span text:style-name="T3">3</text:span>. To pull from local branch that you have created:</text:p>
      <text:p text:style-name="P3"/>
      <text:p text:style-name="P4">- - -`<text:span text:style-name="T2">$ </text:span>git pull origin <text:span text:style-name="T6">&lt;</text:span>your branch name<text:span text:style-name="T6">&gt;</text:span>`</text:p>
      <text:p text:style-name="P3"/>
      <text:p text:style-name="P3"/>
      <text:p text:style-name="P5"><text:span text:style-name="T3">4</text:span>. To push local branch that you have created :</text:p>
      <text:p text:style-name="P5"/>
      <text:p text:style-name="P6">- - -`<text:span text:style-name="T2">$ </text:span>git push -u origin <text:span text:style-name="T5">&lt;</text:span>your branch name<text:span text:style-name="T5">&gt;</text:span>`</text:p>
      <text:p text:style-name="P9"/>
      <text:p text:style-name="P8"/>
      <text:p text:style-name="P11"><text:span text:style-name="T3">5</text:span>. To merge when I am done with a branch:</text:p>
      <text:p text:style-name="P11"/>
      <text:p text:style-name="P11">- - -`$ git checkout dev`</text:p>
      <text:p text:style-name="P12">- - -`$ git merge --no-ff <text:span text:style-name="T5">&lt;your branch name&gt;</text:span>`</text:p>
      <text:p text:style-name="P12"/>
      <text:p text:style-name="P7"/>
      <text:p text:style-name="P10"><text:span text:style-name="T3">6</text:span>. To delete branch from git:</text:p>
      <text:p text:style-name="P10"/>
      <text:p text:style-name="P10">- - -`<text:span text:style-name="T2">$ </text:span>git branch -d <text:span text:style-name="T5">&lt;your branch name&gt;</text:span>`</text:p>
      <text:p text:style-name="P10"/>
      <text:p text:style-name="P16"><text:span text:style-name="T12">7</text:span>. <text:span text:style-name="T9">To git clone from server :</text:span></text:p>
      <text:p text:style-name="P16"/>
      <text:p text:style-name="P16"><text:span text:style-name="T7">- - -`git clone --single-branch git@192.168.100.201:/data/gitrepo/</text:span><text:span text:style-name="T8">ctrendsee</text:span><text:span text:style-name="T7"> ctrendsee –branch &lt;your branch name&gt;</text:span></text:p>
      <text:p text:style-name="P17"/>
      <text:p text:style-name="P17"/>
      <text:p text:style-name="P17"/>
      <text:p text:style-name="P14"><text:soft-page-break/><text:span text:style-name="T12">8</text:span>. After git clone <text:span text:style-name="T4">from local branch</text:span>, I do not see my <text:span text:style-name="T4">remote </text:span>branch. <text:span text:style-name="T4">We can solve this following command :</text:span></text:p>
      <text:p text:style-name="P14"/>
      <text:p text:style-name="P15">- - - <text:span text:style-name="T4">`$ git branch -t &lt;your remote branch name&gt; origin/&lt;your local branch name&gt;` (eg. git branch -t dev origin/internalorder_edit_227.1)</text:span></text:p>
      <text:p text:style-name="P15"/>
      <text:p text:style-name="P18">OR, - - -`$ git checkout -b dev origin/internalorder_edit_227.1`</text:p>
      <text:p text:style-name="P18"/>
      <text:p text:style-name="P19">9. Git push to remote branch from local branch :</text:p>
      <text:p text:style-name="P19"/>
      <text:p text:style-name="P19">--- `$ git push origin &lt;local branch name&gt;:&lt;remote branch name&gt;`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4:10:48.907410258</meta:creation-date>
    <dc:date>2017-07-25T10:43:24.251849681</dc:date>
    <meta:editing-duration>PT1H11M30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2" meta:paragraph-count="21" meta:word-count="206" meta:character-count="1120" meta:non-whitespace-character-count="934"/>
  </office:meta>
</office:document-meta>
</file>